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64cm"/>
    </style:style>
    <style:style style:name="co4" style:family="table-column">
      <style:table-column-properties fo:break-before="auto" style:column-width="12.5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AWS : passage sur le cloud d'amazon </text:p>
          </table:table-cell>
          <table:table-cell office:value-type="string">
            <text:p>réservation d'1 micro instance avec IP fixe, prise en main de l'image Linux</text:p>
          </table:table-cell>
        </table:table-row>
        <table:table-row table:style-name="ro1">
          <table:table-cell office:value-type="string">
            <text:p>Account – test</text:p>
          </table:table-cell>
          <table:table-cell office:value-type="string">
            <text:p>Création des informations dans un compte de test</text:p>
          </table:table-cell>
        </table:table-row>
        <table:table-row table:style-name="ro1">
          <table:table-cell office:value-type="string">
            <text:p>Account – test</text:p>
          </table:table-cell>
          <table:table-cell office:value-type="string">
            <text:p>Suppression automatique des comptes de test</text:p>
          </table:table-cell>
        </table:table-row>
        <table:table-row table:style-name="ro1">
          <table:table-cell office:value-type="string">
            <text:p>Util – detection changement</text:p>
          </table:table-cell>
          <table:table-cell office:value-type="string">
            <text:p>Champs de texte : valeur initiale + détection de changement</text:p>
          </table:table-cell>
        </table:table-row>
        <table:table-row table:style-name="ro1">
          <table:table-cell office:value-type="string">
            <text:p>Account – valeurs</text:p>
          </table:table-cell>
          <table:table-cell office:value-type="string">
            <text:p>Interface SRV de set/get valeurs</text:p>
          </table:table-cell>
        </table:table-row>
        <table:table-row table:style-name="ro1">
          <table:table-cell office:value-type="string">
            <text:p>Account – valeurs</text:p>
          </table:table-cell>
          <table:table-cell office:value-type="string">
            <text:p>Interface CLIENT de set/get valeu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ccount – changement de mot de passe</text:p>
          </table:table-cell>
          <table:table-cell office:value-type="string">
            <text:p>Interface de compte dans le panneau principal</text:p>
          </table:table-cell>
        </table:table-row>
        <table:table-row table:style-name="ro1">
          <table:table-cell office:value-type="string">
            <text:p>Coach – Valeurs</text:p>
          </table:table-cell>
          <table:table-cell office:value-type="string">
            <text:p>Définir le panneau ou rentrer les objectifs</text:p>
          </table:table-cell>
        </table:table-row>
      </table:table>
      <table:table table:name="Feui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17/05/2012</text:date>, <text:time>11:1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vila </meta:initial-creator>
    <meta:creation-date>2012-04-24T18:52:57</meta:creation-date>
    <meta:generator>OpenOffice.org/3.2$Linux OpenOffice.org_project/320m19$Build-9505</meta:generator>
    <dc:date>2012-05-17T11:18:23</dc:date>
    <dc:creator>Avila </dc:creator>
    <meta:editing-duration>PT57H27M23S</meta:editing-duration>
    <meta:editing-cycles>3</meta:editing-cycles>
    <meta:document-statistic meta:table-count="3" meta:cell-count="16" meta:object-count="0"/>
  </office:meta>
</office:document-meta>
</file>